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c083" officeooo:paragraph-rsid="0011c083"/>
    </style:style>
    <style:style style:name="P2" style:family="paragraph" style:parent-style-name="Standard">
      <style:text-properties officeooo:rsid="0011c083" officeooo:paragraph-rsid="0011c083"/>
    </style:style>
    <style:style style:name="P3" style:family="paragraph" style:parent-style-name="Standard">
      <style:text-properties officeooo:rsid="001316dc" officeooo:paragraph-rsid="001316dc"/>
    </style:style>
    <style:style style:name="P4" style:family="paragraph" style:parent-style-name="Standard">
      <style:text-properties officeooo:rsid="0013f325" officeooo:paragraph-rsid="0013f325"/>
    </style:style>
    <style:style style:name="T1" style:family="text">
      <style:text-properties officeooo:rsid="001316dc"/>
    </style:style>
    <style:style style:name="T2" style:family="text">
      <style:text-properties officeooo:rsid="0013f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질문</text:p>
      <text:p text:style-name="P1"/>
      <text:p text:style-name="P1"><text:span text:style-name="T1">Q) </text:span>디바이스가 서버가 되면 많이 느려지나?</text:p>
      <text:p text:style-name="P3">Q) 모바일폰이 서버가 되는거면 커널단까지 뚫고 내려가서 뭘 하는거야??</text:p>
      <text:p text:style-name="P4">Q) 다른 자연 재해 대처 서비스로 무엇이 있는가?</text:p>
      <text:p text:style-name="P4"/>
      <text:p text:style-name="P4"/>
      <text:p text:style-name="P3">피드백</text:p>
      <text:p text:style-name="P3"/>
      <text:p text:style-name="P3">서버는 터진다는 표현 좋지 않다. </text:p>
      <text:p text:style-name="P3">프리젠테이션 음석 속도 1.2배속이 딱이다.</text:p>
      <text:p text:style-name="P3">작은 서버를 사회적인 활용 방안으로 컨셉을 잡아라.</text:p>
      <text:p text:style-name="P3"/>
      <text:p text:style-name="P1">Node.js docker 어떻게 올릴 수 있지? </text:p>
      <text:p text:style-name="P1">개발도구를 docker만들고 서버는 node.js로 만든다. </text:p>
      <text:p text:style-name="P1"/>
      <text:p text:style-name="P1">안드로이드 다운로드 해서 올리면 안되는데 , 도커 이미지로 만들어주면 툴, 버전 컴플릿 없이 다운로드해서 이미지 돌리면 된다. 개발 배포시 도커 컨테이너 배포를 중점으로 한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15:58.736757956</meta:creation-date>
    <dc:date>2018-03-20T09:32:31.204633966</dc:date>
    <meta:editing-duration>PT10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31" meta:character-count="329" meta:non-whitespace-character-count="259"/>
  </office:meta>
</office:document-meta>
</file>